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Roboto"/>
    <style:font-face style:name="Times New Roman" svg:font-family="'Times New Roman'" style:font-family-generic="roman" style:font-pitch="variable"/>
    <style:font-face style:name="apple-system" svg:font-family="apple-system, BlinkMacSystemFont, 'Segoe UI', Roboto, Oxygen, Ubuntu, Cantarell, 'Fira Sans', 'Droid Sans', 'Helvetica Neue', sans-serif"/>
  </office:font-face-decls>
  <office:automatic-styles>
    <style:style style:name="P1" style:family="paragraph" style:parent-style-name="Heading_20_2">
      <style:paragraph-properties fo:line-height="150%" fo:text-align="justify" style:justify-single-word="false"/>
      <style:text-properties fo:font-variant="normal" fo:text-transform="none" fo:color="#222222" loext:opacity="100%" style:font-name="Arial" fo:font-size="12pt" fo:letter-spacing="normal" fo:font-style="normal" fo:font-weight="bold" officeooo:rsid="000d23ec" officeooo:paragraph-rsid="000d9f69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222222" loext:opacity="100%" style:font-name="Arial" fo:font-size="24pt" fo:letter-spacing="normal" fo:font-style="normal" fo:font-weight="bold" officeooo:rsid="000d23ec" officeooo:paragraph-rsid="000d9f69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0d23ec" officeooo:paragraph-rsid="000d23e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weight="bold" officeooo:rsid="000d23ec" officeooo:paragraph-rsid="000fc8bf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style:font-name="Arial" fo:font-weight="bold" officeooo:rsid="000d23ec" officeooo:paragraph-rsid="000fc8bf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weight="bold" officeooo:rsid="000d23ec" officeooo:paragraph-rsid="000d23ec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weight="bold" officeooo:rsid="000d23ec" officeooo:paragraph-rsid="000fc8bf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0d9f69" officeooo:paragraph-rsid="000d9f69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 fo:break-before="page"/>
      <style:text-properties style:font-name="Arial" fo:font-weight="bold" officeooo:rsid="000d9f69" officeooo:paragraph-rsid="000d9f69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rsid="000d23ec" officeooo:paragraph-rsid="000d9f69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rsid="000d23ec" officeooo:paragraph-rsid="000d23ec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rsid="000d9f69" officeooo:paragraph-rsid="000d9f69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officeooo:paragraph-rsid="000d9f69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style:font-name="Arial" officeooo:rsid="000d23ec" officeooo:paragraph-rsid="000d9f69"/>
    </style:style>
    <style:style style:name="P15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style:font-name="Arial" fo:font-size="12pt" officeooo:rsid="000d23ec" officeooo:paragraph-rsid="000d9f69" style:font-size-asian="12pt" style:font-size-complex="12pt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0ee034" style:font-size-asian="12pt" style:font-size-complex="12pt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0ee034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0fc8bf"/>
    </style:style>
    <style:style style:name="T1" style:family="text">
      <style:text-properties officeooo:rsid="000d9f69"/>
    </style:style>
    <style:style style:name="T2" style:family="text">
      <style:text-properties fo:font-variant="normal" fo:text-transform="none" fo:color="#222222" loext:opacity="100%" style:font-name="apple-system" fo:font-size="12pt" fo:letter-spacing="normal" fo:font-style="normal"/>
    </style:style>
    <style:style style:name="T3" style:family="text">
      <style:text-properties fo:font-variant="normal" fo:text-transform="none" fo:color="#222222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apple-system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22222" loext:opacity="100%" style:font-name="apple-system" fo:font-size="12pt" fo:letter-spacing="normal" fo:font-style="normal" fo:font-weight="bold"/>
    </style:style>
    <style:style style:name="T6" style:family="text">
      <style:text-properties fo:font-variant="normal" fo:text-transform="none" fo:color="#222222" loext:opacity="100%" style:font-name="apple-system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222222" loext:opacity="100%" style:font-name="apple-system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22222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222222" loext:opacity="100%" style:text-line-through-style="none" style:text-line-through-type="none" style:font-name="apple-system" fo:font-size="12pt" fo:letter-spacing="normal" fo:font-style="normal" style:text-underline-style="none" fo:font-weight="bold" style:text-blinking="false" style:font-weight-asian="bold" style:font-weight-complex="bold"/>
    </style:style>
    <style:style style:name="T10" style:family="text">
      <style:text-properties fo:font-variant="normal" fo:text-transform="none" fo:color="#222222" loext:opacity="100%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222222" loext:opacity="100%" style:text-line-through-style="none" style:text-line-through-type="none" fo:font-size="12pt" fo:letter-spacing="normal" fo:font-style="normal" style:text-underline-style="none" fo:font-weight="bold" style:text-blinking="false" style:font-weight-asian="bold" style:font-weight-complex="bold"/>
    </style:style>
    <style:style style:name="T12" style:family="text">
      <style:text-properties fo:font-variant="normal" fo:text-transform="none" fo:color="#222222" loext:opacity="100%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222222" loext:opacity="100%" style:text-line-through-style="none" style:text-line-through-type="none" style:font-name="Arial" fo:font-size="12pt" fo:letter-spacing="normal" fo:font-style="normal" style:text-underline-style="none" fo:font-weight="bold" style:text-blinking="false" style:font-weight-asian="bold" style:font-weight-complex="bold"/>
    </style:style>
    <style:style style:name="T14" style:family="text">
      <style:text-properties fo:font-variant="normal" fo:text-transform="none" fo:color="#222222" loext:opacity="100%" fo:letter-spacing="normal" fo:font-style="normal" fo:font-weight="normal"/>
    </style:style>
    <style:style style:name="T15" style:family="text">
      <style:text-properties fo:font-variant="normal" fo:text-transform="none" fo:color="#222222" loext:opacity="100%" fo:font-size="12pt" fo:letter-spacing="normal" fo:font-style="normal"/>
    </style:style>
    <style:style style:name="T16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17" style:family="text">
      <style:text-properties fo:font-variant="normal" fo:text-transform="none" fo:color="#222222" loext:opacity="100%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22222" loext:opacity="100%" fo:font-size="12pt" fo:letter-spacing="normal" fo:font-style="normal" fo:font-weight="bold"/>
    </style:style>
    <style:style style:name="T19" style:family="text">
      <style:text-properties fo:font-variant="normal" fo:text-transform="none" fo:color="#222222" loext:opacity="100%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fo:color="#222222" loext:opacity="100%" fo:font-size="12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222222" loext:opacity="100%" style:font-name="Arial" fo:font-size="12pt" fo:letter-spacing="normal" fo:font-style="normal" fo:font-weight="bold"/>
    </style:style>
    <style:style style:name="T22" style:family="text">
      <style:text-properties fo:font-variant="normal" fo:text-transform="none" fo:color="#222222" loext:opacity="100%" style:font-name="Arial" fo:font-size="12pt" fo:letter-spacing="normal" fo:font-style="normal" fo:font-weight="bold" style:font-size-asian="12pt" style:font-size-complex="12pt"/>
    </style:style>
    <style:style style:name="T23" style:family="text">
      <style:text-properties fo:font-variant="normal" fo:text-transform="none" fo:color="#222222" loext:opacity="100%" style:font-name="Arial" fo:font-size="12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25" style:family="text">
      <style:text-properties fo:font-variant="normal" fo:text-transform="none" fo:color="#222222" loext:opacity="100%" style:font-name="Arial" fo:font-size="12pt" fo:letter-spacing="normal" fo:font-style="normal" fo:font-weight="normal" style:font-size-asian="12pt" style:font-size-complex="12pt"/>
    </style:style>
    <style:style style:name="T26" style:family="text">
      <style:text-properties fo:color="#222222" loext:opacity="100%"/>
    </style:style>
    <style:style style:name="T27" style:family="text">
      <style:text-properties fo:color="#222222" loext:opacity="100%" style:font-name="apple-system"/>
    </style:style>
    <style:style style:name="T28" style:family="text">
      <style:text-properties fo:color="#222222" loext:opacity="100%" style:font-name="apple-system" officeooo:rsid="000ee034"/>
    </style:style>
    <style:style style:name="T29" style:family="text">
      <style:text-properties fo:color="#222222" loext:opacity="100%" style:font-name="apple-system" fo:font-weight="bold"/>
    </style:style>
    <style:style style:name="T30" style:family="text">
      <style:text-properties fo:color="#222222" loext:opacity="100%" officeooo:rsid="000ee034"/>
    </style:style>
    <style:style style:name="T31" style:family="text">
      <style:text-properties fo:font-size="12pt"/>
    </style:style>
    <style:style style:name="T32" style:family="text">
      <style:text-properties fo:font-size="12pt" officeooo:rsid="000ee034"/>
    </style:style>
    <style:style style:name="T33" style:family="text">
      <style:text-properties officeooo:rsid="000ee034"/>
    </style:style>
    <style:style style:name="T34" style:family="text">
      <style:text-properties fo:font-weight="bold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fo:font-weight="bold"/>
    </style:style>
    <style:style style:name="T37" style:family="text">
      <style:text-properties fo:color="#000000" loext:opacity="100%" fo:font-style="italic" style:font-weight-asian="normal" style:font-weight-complex="normal"/>
    </style:style>
    <style:style style:name="T38" style:family="text">
      <style:text-properties fo:color="#000000" loext:opacity="100%" style:text-underline-style="none"/>
    </style:style>
    <style:style style:name="T39" style:family="text">
      <style:text-properties fo:color="#000000" loext:opacity="100%" style:font-weight-asian="normal" style:font-weight-complex="normal"/>
    </style:style>
    <style:style style:name="T40" style:family="text">
      <style:text-properties officeooo:rsid="000fc8b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SCOLA ESTADUAL ALBERTO VICENTE PEREIRA</text:p>
      <text:p text:style-name="P6"/>
      <text:p text:style-name="P6"/>
      <text:p text:style-name="P6"/>
      <text:p text:style-name="P6">SABRINA SILVA SOARE<text:span text:style-name="T40">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OR<text:span text:style-name="T1">TAS NA RED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ivisópolis – MG</text:p>
      <text:p text:style-name="P7">2024</text:p>
      <text:p text:style-name="P5"/>
      <text:p text:style-name="P4"/>
      <text:p text:style-name="P8"><text:span text:style-name="T15">Introdução</text:span></text:p>
      <text:p text:style-name="P8"><text:span text:style-name="T15"/></text:p>
      <text:p text:style-name="P13"><text:span text:style-name="T16">As portas são locais virtuais dentro de um sistema operacional onde as conexões de rede começam e terminam. Elas ajudam os computadores a classificar o tráfego de rede que recebem. </text:span></text:p>
      <text:p text:style-name="P9"><text:span text:style-name="T15">O que é uma porta?</text:span></text:p>
      <text:p text:style-name="P12"><text:span text:style-name="T16"/></text:p>
      <text:p text:style-name="P10"><text:span text:style-name="T16">Uma porta é um ponto virtual onde começam e terminam as conexões de rede. As portas são baseadas em software e gerenciadas por um sistema operacional de computador. Cada porta está associada a um processo ou serviço específico. As portas permitem que os computadores diferenciem facilmente entre diferentes tipos de tráfego: os e-mails vão para uma porta diferente daquela das páginas web, por exemplo, mesmo que ambas cheguem a um computador por meio da mesma conexão com a internet.</text:span> </text:p>
      <text:p text:style-name="P10"/>
      <text:p text:style-name="P10"/>
      <text:h text:style-name="P1" text:outline-level="2">O que é um número de porta?</text:h>
      <text:p text:style-name="P14"><text:span text:style-name="T16">As portas são padronizadas em todos os dispositivos conectados à rede, com um número atribuído a cada porta. A maioria das portas são reservadas para determinados </text:span><text:a xlink:type="simple" xlink:href="https://www.cloudflare.com/learning/network-layer/what-is-a-protocol/" text:style-name="Internet_20_link" text:visited-style-name="Visited_20_Internet_20_Link"><text:span text:style-name="T10">protocolos</text:span></text:a><text:span text:style-name="T16">. Enquanto os </text:span><text:a xlink:type="simple" xlink:href="https://www.cloudflare.com/learning/dns/glossary/what-is-my-ip-address/" text:style-name="Internet_20_link" text:visited-style-name="Visited_20_Internet_20_Link"><text:span text:style-name="T10">endereços de IP</text:span></text:a><text:span text:style-name="T16"> permitem que as mensagens sejam enviadas de e para dispositivos específicos, os números das portas permitem o direcionamento de serviços ou aplicativos específicos contidos nesses dispositivos.</text:span></text:p>
      <text:p text:style-name="P14"><text:span text:style-name="T16"/></text:p>
      <text:h text:style-name="P2" text:outline-level="2"><text:span text:style-name="T31">Qua</text:span><text:span text:style-name="T32">ntos números de portas existem</text:span><text:span text:style-name="T31">?</text:span></text:h>
      <text:p text:style-name="P18">Há 65.535 números de portas possíveis, embora nem todas sejam de uso comum. </text:p>
      <text:p text:style-name="P16"><text:span text:style-name="T38">As portas de rede são divididas em três categorias:</text:span></text:p>
      <text:p text:style-name="P16"><text:span text:style-name="T36">Portas do Sistema –</text:span><text:span text:style-name="T39"> </text:span><text:span text:style-name="T37">System Ports </text:span><text:span text:style-name="T39">(0 a 1023)</text:span><text:span text:style-name="T35">: Também referidas como “Well Known Ports”, estas portas são reservadas para serviços de sistema e protocolos de rede de uso comum. Elas são gerenciadas e atribuídas pela Internet Assigned Numbers Authority (IANA) para garantir a consistência global.</text:span></text:p>
      <text:p text:style-name="P16"><text:span text:style-name="T36">Portas Registradas – </text:span><text:span text:style-name="T37">Registered Ports </text:span><text:span text:style-name="T39">(1024 a 49151):</text:span><text:span text:style-name="T35"> Estas portas são designadas para uso por aplicações de usuário ou processos. Elas não são controladas pelo sistema operacional, o que significa que qualquer processo de usuário com os privilégios adequados pode usar essas portas. A Internet Assigned </text:span><text:soft-page-break/><text:span text:style-name="T35">Numbers Authority (IANA) mantém o registro oficial dessas portas para evitar conflitos e garantir a consistência global.</text:span></text:p>
      <text:p text:style-name="P19"><text:span text:style-name="T34">Portas Dinâmicas ou Privadas</text:span> (49152 a 65535): Este intervalo de portas é reservado para comunicações temporárias, geralmente iniciadas pelo cliente. Quando um cliente inicia uma conexão com um servidor, o sistema operacional do cliente atribui automaticamente uma porta dinâmica ou privada para usar durante a duração da conexão. </text:p>
      <text:p text:style-name="P19"/>
      <text:p text:style-name="P20"><text:span text:style-name="T26">A</text:span><text:span text:style-name="T30">lguma</text:span><text:span text:style-name="T26">s das portas mais utilizadas</text:span> <text:span text:style-name="T33">são:</text:span></text:p>
      <text:p text:style-name="P19"/>
      <text:p text:style-name="P21"><text:span text:style-name="Strong_20_Emphasis"><text:span text:style-name="T22">Portas 20 e 21:</text:span></text:span><text:span text:style-name="T25"> Protocolo de Transferência de Arquivos (FTP). O FTP se destina à transferência de arquivos entre um cliente e um servidor.</text:span></text:p>
      <text:p text:style-name="P21"><text:span text:style-name="Strong_20_Emphasis"><text:span text:style-name="T21">Porta 22:</text:span></text:span><text:span text:style-name="T24"> Secure Shell (SSH). O SSH é um dos muitos protocolos de </text:span><text:a xlink:type="simple" xlink:href="https://www.cloudflare.com/learning/network-layer/what-is-tunneling/" text:style-name="Internet_20_link" text:visited-style-name="Visited_20_Internet_20_Link"><text:span text:style-name="T12">tunelamento</text:span></text:a><text:span text:style-name="T24"> que criam conexões de rede seguras. </text:span></text:p>
      <text:p text:style-name="P21"><text:a xlink:type="simple" xlink:href="https://www.cloudflare.com/learning/email-security/smtp-port-25-587/" text:style-name="Internet_20_link" text:visited-style-name="Visited_20_Internet_20_Link"><text:span text:style-name="T13">Porta 25</text:span></text:a><text:span text:style-name="T23">:</text:span><text:span text:style-name="T24"> Historicamente, </text:span><text:a xlink:type="simple" xlink:href="https://www.cloudflare.com/learning/email-security/what-is-smtp/" text:style-name="Internet_20_link" text:visited-style-name="Visited_20_Internet_20_Link"><text:span text:style-name="T12">Simple Mail Transfer Protocol (SMTP)</text:span></text:a><text:span text:style-name="T24">. O SMTP é usado para </text:span><text:a xlink:type="simple" xlink:href="https://www.cloudflare.com/learning/email-security/what-is-email/" text:style-name="Internet_20_link" text:visited-style-name="Visited_20_Internet_20_Link"><text:span text:style-name="T12">e-mail</text:span></text:a><text:span text:style-name="T24">.</text:span></text:p>
      <text:p text:style-name="P21"><text:span text:style-name="Strong_20_Emphasis"><text:span text:style-name="T21">Porta 53:</text:span></text:span><text:span text:style-name="T24"> </text:span><text:a xlink:type="simple" xlink:href="https://www.cloudflare.com/learning/dns/what-is-dns/" text:style-name="Internet_20_link" text:visited-style-name="Visited_20_Internet_20_Link"><text:span text:style-name="T12">Domain Name System (DNS)</text:span></text:a><text:span text:style-name="T24">. DNS é um processo essencial para a internet moderna; ele combina </text:span><text:a xlink:type="simple" xlink:href="https://www.cloudflare.com/learning/dns/glossary/what-is-a-domain-name/" text:style-name="Internet_20_link" text:visited-style-name="Visited_20_Internet_20_Link"><text:span text:style-name="T12">nomes de domínio</text:span></text:a><text:span text:style-name="T24"> legíveis por seres humanos com endereços de IP legíveis por máquinas, permitindo que os usuários carreguem sites e aplicativos sem precisar memorizar uma longa lista de endereços de IP.</text:span></text:p>
      <text:p text:style-name="P21"><text:span text:style-name="Strong_20_Emphasis"><text:span text:style-name="T21">Porta 80:</text:span></text:span><text:span text:style-name="T24"> Protocolo de Transferência de Hipertexto (HTTP). O HTTP é o protocolo que torna a internet possível.</text:span></text:p>
      <text:p text:style-name="P21"><text:span text:style-name="Strong_20_Emphasis"><text:span text:style-name="T21">Porta 123:</text:span></text:span><text:span text:style-name="T24"> </text:span><text:a xlink:type="simple" xlink:href="https://blog.cloudflare.com/secure-time/" text:style-name="Internet_20_link" text:visited-style-name="Visited_20_Internet_20_Link"><text:span text:style-name="T12">Protocolo de Tempo de Rede (NTP)</text:span></text:a><text:span text:style-name="T24">. O NTP permite a sincronização entre os relógios de computador, um processo essencial para a </text:span><text:a xlink:type="simple" xlink:href="https://www.cloudflare.com/learning/ssl/what-is-encryption/" text:style-name="Internet_20_link" text:visited-style-name="Visited_20_Internet_20_Link"><text:span text:style-name="T12">criptografia</text:span></text:a><text:span text:style-name="T24">.</text:span></text:p>
      <text:p text:style-name="P21"><text:span text:style-name="Strong_20_Emphasis"><text:span text:style-name="T21">Porta 179:</text:span></text:span><text:span text:style-name="T24"> </text:span><text:a xlink:type="simple" xlink:href="https://www.cloudflare.com/learning/security/glossary/what-is-bgp/" text:style-name="Internet_20_link" text:visited-style-name="Visited_20_Internet_20_Link"><text:span text:style-name="T12">Border Gateway Protocol (BGP)</text:span></text:a><text:span text:style-name="T24">. O BGP é essencial para estabelecer rotas eficientes entre as grandes redes que compõem a internet (essas grandes redes são chamadas de </text:span><text:a xlink:type="simple" xlink:href="https://www.cloudflare.com/learning/network-layer/what-is-an-autonomous-system/" text:style-name="Internet_20_link" text:visited-style-name="Visited_20_Internet_20_Link"><text:span text:style-name="T12">sistemas autônomos</text:span></text:a><text:span text:style-name="T24">). Os sistemas autônomos utilizam o BGP para transmitir os endereços de IP que controlam.</text:span></text:p>
      <text:p text:style-name="P21"><text:span text:style-name="Strong_20_Emphasis"><text:span text:style-name="T21">Porta 443:</text:span></text:span><text:span text:style-name="T24"> </text:span><text:a xlink:type="simple" xlink:href="https://www.cloudflare.com/learning/ssl/what-is-https/" text:style-name="Internet_20_link" text:visited-style-name="Visited_20_Internet_20_Link"><text:span text:style-name="T12">HTTP Seguro (HTTPS)</text:span></text:a><text:span text:style-name="T24">. HTTPS é a versão segura e criptografada do HTTP. Todo o tráfego web HTTPS é encaminhado para a porta 443. Serviços de rede que usam HTTPS para criptografia, como o </text:span><text:a xlink:type="simple" xlink:href="https://www.cloudflare.com/learning/dns/dns-over-tls/" text:style-name="Internet_20_link" text:visited-style-name="Visited_20_Internet_20_Link"><text:span text:style-name="T12">DNS sobre HTTPS</text:span></text:a><text:span text:style-name="T24">, também se conectam a essa porta.</text:span></text:p>
      <text:p text:style-name="P21"><text:soft-page-break/><text:span text:style-name="Strong_20_Emphasis"><text:span text:style-name="T21">Porta 500:</text:span></text:span><text:span text:style-name="T24"> Protocolo ISAKMP (Internet Security Association and Key Management Protocol - ISAKMP), que faz parte do processo de configuração de conexões de </text:span><text:a xlink:type="simple" xlink:href="https://www.cloudflare.com/learning/network-layer/what-is-ipsec/" text:style-name="Internet_20_link" text:visited-style-name="Visited_20_Internet_20_Link"><text:span text:style-name="T12">IPsec</text:span></text:a><text:span text:style-name="T24"> seguras.</text:span></text:p>
      <text:p text:style-name="P21"><text:span text:style-name="Strong_20_Emphasis"><text:span text:style-name="T21">Porta 587:</text:span></text:span><text:span text:style-name="T24"> SMTP moderno e seguro que usa criptografia.</text:span></text:p>
      <text:p text:style-name="P21"><text:span text:style-name="Strong_20_Emphasis"><text:span text:style-name="T21">Porta 3389:</text:span></text:span><text:span text:style-name="T24"> </text:span><text:a xlink:type="simple" xlink:href="https://www.cloudflare.com/learning/access-management/what-is-the-remote-desktop-protocol/" text:style-name="Internet_20_link" text:visited-style-name="Visited_20_Internet_20_Link"><text:span text:style-name="T12">Protocolo de Desktop Remoto </text:span></text:a><text:span text:style-name="T24">(RDP). O RDP permite que os usuários se conectem remotamente a seus computadores desktop a partir de outro dispositivo.</text:span></text:p>
      <text:p text:style-name="P19"/>
      <text:p text:style-name="P17"/>
      <text:p text:style-name="P15"><text:span text:style-name="T14"/></text:p>
      <text:p text:style-name="P11"/>
      <text:p text:style-name="P11"/>
      <text:p text:style-name="P11"/>
      <text:p text:style-name="P11"/>
      <text:p text:style-name="P1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Roboto"/>
    <style:font-face style:name="Times New Roman" svg:font-family="'Times New Roman'" style:font-family-generic="roman" style:font-pitch="variable"/>
    <style:font-face style:name="apple-system" svg:font-family="apple-system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9T21:19:50.216000000</meta:creation-date>
    <dc:date>2024-05-09T21:57:14.590000000</dc:date>
    <meta:editing-duration>PT6M33S</meta:editing-duration>
    <meta:editing-cycles>1</meta:editing-cycles>
    <meta:document-statistic meta:table-count="0" meta:image-count="0" meta:object-count="0" meta:page-count="6" meta:paragraph-count="29" meta:word-count="678" meta:character-count="4274" meta:non-whitespace-character-count="3617"/>
    <meta:generator>LibreOffice/7.2.3.2$Windows_X86_64 LibreOffice_project/d166454616c1632304285822f9c83ce2e660fd92</meta:generator>
  </office:meta>
</office:document-meta>
</file>